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0b6b1a" officeooo:paragraph-rsid="000b6b1a"/>
    </style:style>
    <style:style style:name="P2" style:family="paragraph" style:parent-style-name="Standard">
      <style:text-properties officeooo:rsid="000d2300" officeooo:paragraph-rsid="000d2300"/>
    </style:style>
    <style:style style:name="P3" style:family="paragraph" style:parent-style-name="Standard">
      <style:text-properties officeooo:rsid="000f032a" officeooo:paragraph-rsid="000f0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e-tuning of LLM on huggingface using Qlora, for multilabel classification</text:p>
      <text:p text:style-name="P1"/>
      <text:p text:style-name="Standard"><text:a xlink:type="simple" xlink:href="https://huggingface.co/blog/sirluk/multilabel-llm" text:style-name="Internet_20_link" text:visited-style-name="Visited_20_Internet_20_Link">https://huggingface.co/blog/sirluk/multilabel-llm</text:a></text:p>
      <text:p text:style-name="Standard"/>
      <text:p text:style-name="P2">Code to paper that turns encoder-only LLMs (Llama too) into embedding models </text:p>
      <text:p text:style-name="P2">might be relevant to compare tags – embed query and article tags, compare them using </text:p>
      <text:p text:style-name="P2">provided distance model? </text:p>
      <text:p text:style-name="Standard"/>
      <text:p text:style-name="Standard"><text:a xlink:type="simple" xlink:href="https://github.com/McGill-NLP/llm2vec" text:style-name="Internet_20_link" text:visited-style-name="Visited_20_Internet_20_Link">https://github.com/McGill-NLP/llm2vec</text:a></text:p>
      <text:p text:style-name="Standard"/>
      <text:p text:style-name="P3">Developing „Ontology“ about news articles that is also used in newsadoo </text:p>
      <text:p text:style-name="P3">to recommend articles </text:p>
      <text:p text:style-name="P3">https://dl.acm.org/doi/pdf/10.1145/3605098.363615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8:35:29.167066631</dc:date>
    <meta:editing-duration>PT3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6" meta:character-count="493" meta:non-whitespace-character-count="440"/>
  </office:meta>
</office:document-meta>
</file>